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5.26645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yf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office:value-type="date" office:date-value="2022-10-20T00:00:00" table:style-name="ce2">
            <text:p>20.10.2022</text:p>
          </table:table-cell>
          <table:table-cell table:style-name="ce1"/>
          <table:table-cell office:value-type="string" table:style-name="ce1">
            <text:p>Konunun ne olduğu hakkında bilgi alındı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0-21T00:00:00" table:style-name="ce2">
            <text:p>21.10.2022</text:p>
          </table:table-cell>
          <table:table-cell table:style-name="ce1"/>
          <table:table-cell office:value-type="string" table:style-name="ce1">
            <text:p>Object Detection hakkında araştırma yapıldı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0-22T00:00:00" table:style-name="ce2">
            <text:p>22.10.2022</text:p>
          </table:table-cell>
          <table:table-cell table:style-name="ce1"/>
          <table:table-cell office:value-type="string" table:style-name="ce1">
            <text:p>Object Detection hakkında araştırma yapıldı.<text:s/>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0-23T00:00:00" table:style-name="ce2">
            <text:p>23.10.2022</text:p>
          </table:table-cell>
          <table:table-cell table:style-name="ce1"/>
          <table:table-cell office:value-type="string" table:style-name="ce1">
            <text:p>Object Detection hakkında araştırma yapıldı. (Farklı modeller bulundu)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0-24T00:00:00" table:style-name="ce2">
            <text:p>24.10.2022</text:p>
          </table:table-cell>
          <table:table-cell table:style-name="ce1"/>
          <table:table-cell office:value-type="string" table:style-name="ce1">
            <text:p>Object Detection hakkında araştırma yapıldı. (Farklı modeller hakkında araştırma yapıldı)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0-25T00:00:00" table:style-name="ce2">
            <text:p>25.10.2022</text:p>
          </table:table-cell>
          <table:table-cell table:style-name="ce1"/>
          <table:table-cell office:value-type="string" table:style-name="ce3">
            <text:p>Object Detection hakkında araştırma yapıldı. (Farklı modeller hakkında araştırma yapıldı)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0-26T00:00:00" table:style-name="ce2">
            <text:p>26.10.2022</text:p>
          </table:table-cell>
          <table:table-cell table:style-name="ce1"/>
          <table:table-cell office:value-type="string" table:style-name="ce1">
            <text:p>Seçilen modül (Yolov5) için araştırma yapıldı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0-27T00:00:00" table:style-name="ce2">
            <text:p>27.10.2022</text:p>
          </table:table-cell>
          <table:table-cell table:style-name="ce1"/>
          <table:table-cell office:value-type="string" table:style-name="ce1">
            <text:p>Seçilen modül (Yolov5) için araştırma yapıldı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0-28T00:00:00" table:style-name="ce2">
            <text:p>28.10.2022</text:p>
          </table:table-cell>
          <table:table-cell table:style-name="ce1"/>
          <table:table-cell office:value-type="string" table:style-name="ce1">
            <text:p>Modül için Datasetler hazırlandı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0-29T00:00:00" table:style-name="ce2">
            <text:p>29.10.2022</text:p>
          </table:table-cell>
          <table:table-cell table:style-name="ce1"/>
          <table:table-cell office:value-type="string" table:style-name="ce1">
            <text:p>Modül için Datasetler hazırlandı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0-30T00:00:00" table:style-name="ce2">
            <text:p>30.10.2022</text:p>
          </table:table-cell>
          <table:table-cell table:style-name="ce1"/>
          <table:table-cell office:value-type="string" table:style-name="ce1">
            <text:p>Google Collab üzerinden train yapıldı ve input ve outputlar incelendi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0-31T00:00:00" table:style-name="ce2">
            <text:p>31.10.2022</text:p>
          </table:table-cell>
          <table:table-cell table:style-name="ce1"/>
          <table:table-cell office:value-type="string" table:style-name="ce1">
            <text:p>Modül için Datasetler hazırlandı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1-01T00:00:00" table:style-name="ce2">
            <text:p>1.11.2022</text:p>
          </table:table-cell>
          <table:table-cell table:style-name="ce1"/>
          <table:table-cell office:value-type="string" table:style-name="ce1">
            <text:p>Modül için Datasetler hazırlandı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1-02T00:00:00" table:style-name="ce2">
            <text:p>2.11.2022</text:p>
          </table:table-cell>
          <table:table-cell table:style-name="ce1"/>
          <table:table-cell office:value-type="string" table:style-name="ce1">
            <text:p>Modül için Datasetler hazırlandı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1-03T00:00:00" table:style-name="ce2">
            <text:p>3.11.2022</text:p>
          </table:table-cell>
          <table:table-cell table:style-name="ce1"/>
          <table:table-cell office:value-type="string" table:style-name="ce1">
            <text:p>Github üzerinden push ve pull araştırıldı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1-04T00:00:00" table:style-name="ce2">
            <text:p>4.11.2022</text:p>
          </table:table-cell>
          <table:table-cell table:style-name="ce1"/>
          <table:table-cell office:value-type="string" table:style-name="ce1">
            <text:p>Train modelleri hakkında araştırma yapıldı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1-05T00:00:00" table:style-name="ce2">
            <text:p>5.11.2022</text:p>
          </table:table-cell>
          <table:table-cell table:style-name="ce1"/>
          <table:table-cell office:value-type="string" table:style-name="ce1">
            <text:p>Train modelleri hakkında araştırma yapıldı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1-06T00:00:00" table:style-name="ce2">
            <text:p>6.11.2022</text:p>
          </table:table-cell>
          <table:table-cell table:style-name="ce1"/>
          <table:table-cell office:value-type="string" table:style-name="ce1">
            <text:p>Google Collab üzerinden train yapıldı ve input ve outputlar incelendi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1-07T00:00:00" table:style-name="ce2">
            <text:p>7.11.2022</text:p>
          </table:table-cell>
          <table:table-cell table:style-name="ce1"/>
          <table:table-cell office:value-type="string" table:style-name="ce1">
            <text:p>Google Collab üzerinden train yapıldı ve input ve outputlar incelendi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1-08T00:00:00" table:style-name="ce2">
            <text:p>8.11.2022</text:p>
          </table:table-cell>
          <table:table-cell table:style-name="ce1"/>
          <table:table-cell office:value-type="string" table:style-name="ce1">
            <text:p>Modül için Datasetler hazırlandı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1-09T00:00:00" table:style-name="ce2">
            <text:p>9.11.2022</text:p>
          </table:table-cell>
          <table:table-cell table:style-name="ce1"/>
          <table:table-cell office:value-type="string" table:style-name="ce1">
            <text:p>Modül için Datasetler hazırlandı.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date" office:date-value="2022-11-10T00:00:00" table:style-name="ce2">
            <text:p>10.11.2022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date" office:date-value="2022-11-11T00:00:00" table:style-name="ce2">
            <text:p>11.11.2022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date" office:date-value="2022-11-12T00:00:00" table:style-name="ce2">
            <text:p>12.11.2022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date" office:date-value="2022-11-13T00:00:00" table:style-name="ce2">
            <text:p>13.11.2022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date" office:date-value="2022-11-14T00:00:00" table:style-name="ce2">
            <text:p>14.11.2022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date" office:date-value="2022-11-15T00:00:00" table:style-name="ce2">
            <text:p>15.11.2022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date" office:date-value="2022-11-16T00:00:00" table:style-name="ce2">
            <text:p>16.11.2022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date" office:date-value="2022-11-17T00:00:00" table:style-name="ce2">
            <text:p>17.11.2022</text:p>
          </table:table-cell>
          <table:table-cell table:number-columns-repeated="16382" table:style-name="ce1"/>
        </table:table-row>
        <table:table-row table:number-rows-repeated="1048546" table:style-name="ro1">
          <table:table-cell table:number-columns-repeated="16384"/>
        </table:table-row>
      </table:table>
      <table:named-expressions>
        <table:named-range table:name="Tarih" table:cell-range-address="Sayfa1.$A$1:Sayfa1.$A$1048576" table:base-cell-address="Sayfa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11-10T19:31:50Z</meta:creation-date>
    <dc:date>2022-11-10T19:43:31Z</dc:date>
  </office:meta>
</office:document-meta>
</file>